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4418" officeooo:paragraph-rsid="00094418"/>
    </style:style>
    <style:style style:name="P2" style:family="paragraph" style:parent-style-name="Standard">
      <style:text-properties fo:font-style="normal" style:text-underline-style="none" fo:font-weight="normal" officeooo:rsid="00094418" officeooo:paragraph-rsid="00094418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officeooo:rsid="00095b8e" officeooo:paragraph-rsid="00095b8e"/>
    </style:style>
    <style:style style:name="P4" style:family="paragraph" style:parent-style-name="Standard">
      <style:text-properties officeooo:rsid="00094418" officeooo:paragraph-rsid="00094418"/>
    </style:style>
    <style:style style:name="P5" style:family="paragraph" style:parent-style-name="Standard">
      <style:text-properties officeooo:rsid="00094418" officeooo:paragraph-rsid="000c956d"/>
    </style:style>
    <style:style style:name="T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text-underline-style="solid" style:text-underline-width="auto" style:text-underline-color="font-color" fo:font-weight="normal" officeooo:rsid="000c956d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0c956d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ente (<text:span text:style-name="T4">Id</text:span><text:span text:style-name="T5">, nome, cognome, ddnascita)</text:span></text:p>
      <text:p text:style-name="P2"/>
      <text:p text:style-name="P1"><text:span text:style-name="T5">Museo (</text:span><text:span text:style-name="T4">Codice</text:span><text:span text:style-name="T5">, nome, orarioApertura, orarioChiusura, via, CAP, provincia, numeroVisite)</text:span></text:p>
      <text:p text:style-name="P2"/>
      <text:p text:style-name="P1"><text:span text:style-name="T5">Visita (</text:span><text:span text:style-name="T1">Cliente</text:span><text:span text:style-name="T4">, </text:span><text:span text:style-name="T1">Museo</text:span><text:span text:style-name="T4">, dataOraIngresso, dataOraUscita</text:span><text:span text:style-name="T5">)</text:span></text:p>
      <text:p text:style-name="P2"/>
      <text:p text:style-name="P1"><text:span text:style-name="T5">Artista (</text:span><text:span text:style-name="T4">id</text:span><text:span text:style-name="T5">, nome, ddnascita, nazionalità, ddmorte*)</text:span></text:p>
      <text:p text:style-name="P2"/>
      <text:p text:style-name="P1"><text:span text:style-name="T5">Dipinto (</text:span><text:span text:style-name="T4">nome, numero</text:span><text:span text:style-name="T5">, altezza, larghezza, profondità, quotazione, genere, dataCreazione, tecnica, </text:span><text:span text:style-name="T3">Artista</text:span><text:span text:style-name="T5">)</text:span></text:p>
      <text:p text:style-name="P2"/>
      <text:p text:style-name="P1"><text:span text:style-name="T5">Scultura (</text:span><text:span text:style-name="T4">nome, numero</text:span><text:span text:style-name="T5">, altezza, larghezza, profondità, quotazione, genere, dataCreazione, peso, </text:span><text:span text:style-name="T3">Artista</text:span><text:span text:style-name="T5">)</text:span></text:p>
      <text:p text:style-name="P2"/>
      <text:p text:style-name="P1"><text:span text:style-name="T5">Altro (</text:span><text:span text:style-name="T4">nome, numero</text:span><text:span text:style-name="T5">, altezza, larghezza, profondità, quotazione, genere, dataCreazione, descrizione, </text:span><text:span text:style-name="T3">Artista</text:span><text:span text:style-name="T5">)</text:span></text:p>
      <text:p text:style-name="P2"/>
      <text:p text:style-name="P1"><text:span text:style-name="T5">Mostra</text:span><text:span text:style-name="T6"> Dipinto</text:span><text:span text:style-name="T5"> (</text:span><text:span text:style-name="T1">Museo, </text:span><text:span text:style-name="T2">Dipinto</text:span><text:span text:style-name="T4">, dataOraInizio, dataOraFine</text:span><text:span text:style-name="T5">)</text:span></text:p>
      <text:p text:style-name="P1"><text:span text:style-name="T5"/></text:p>
      <text:p text:style-name="P5"><text:span text:style-name="T5">Mostra </text:span><text:span text:style-name="T6">Scultura </text:span><text:span text:style-name="T5">(</text:span><text:span text:style-name="T1">Museo, </text:span><text:span text:style-name="T2">Scultura</text:span><text:span text:style-name="T4">, dataOraInizio, dataOraFine</text:span><text:span text:style-name="T5">)</text:span></text:p>
      <text:p text:style-name="P5"><text:span text:style-name="T5"/></text:p>
      <text:p text:style-name="P5"><text:span text:style-name="T5">Mostra </text:span><text:span text:style-name="T6">Altro </text:span><text:span text:style-name="T5">(</text:span><text:span text:style-name="T1">Museo, </text:span><text:span text:style-name="T2">Altro</text:span><text:span text:style-name="T4">, dataOraInizio, dataOraFine</text:span><text:span text:style-name="T5">)</text:span></text:p>
      <text:p text:style-name="P2"/>
      <text:p text:style-name="P1"><text:span text:style-name="T5">Comporre (</text:span><text:span text:style-name="T1">Scultura, Materiale</text:span><text:span text:style-name="T5">)</text:span></text:p>
      <text:p text:style-name="P2"/>
      <text:p text:style-name="P3"><text:span text:style-name="T5">La chiave esterna </text:span><text:span text:style-name="T3">Opera</text:span><text:span text:style-name="T5"> si riferisce alla chiave primaria “</text:span><text:span text:style-name="T4">nome, cognome</text:span><text:span text:style-name="T5">” delle tabelle dipinto, scultura e altro, in base alla tipologia di opera che sarà presente all’interno della mostra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0T10:08:37.582345018</meta:creation-date>
    <dc:date>2022-02-10T11:58:00.065499696</dc:date>
    <meta:editing-duration>PT1H1M45S</meta:editing-duration>
    <meta:editing-cycles>5</meta:editing-cycles>
    <meta:generator>LibreOffice/7.2.5.2.0$Linux_X86_64 LibreOffice_project/20$Build-2</meta:generator>
    <meta:document-statistic meta:table-count="0" meta:image-count="0" meta:object-count="0" meta:page-count="1" meta:paragraph-count="12" meta:word-count="108" meta:character-count="949" meta:non-whitespace-character-count="852"/>
  </office:meta>
</office:document-meta>
</file>